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9ff" officeooo:paragraph-rsid="001c99ff"/>
    </style:style>
    <style:style style:name="P2" style:family="paragraph" style:parent-style-name="Standard">
      <style:text-properties fo:color="#d4d4d4" style:font-name="Droid Sans Mono" fo:font-size="10.5pt" fo:font-weight="normal" officeooo:rsid="001c99ff" officeooo:paragraph-rsid="001c99ff" fo:background-color="#1e1e1e"/>
    </style:style>
    <style:style style:name="T1" style:family="text">
      <style:text-properties fo:color="#569cd6"/>
    </style:style>
    <style:style style:name="T2" style:family="text">
      <style:text-properties fo:color="#dcd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çen hafta güncelleme fonksiyonlarından söz etmiştik.</text:p>
      <text:p text:style-name="P1"/>
      <text:p text:style-name="P1">Bu hafta kitapları databasede arama yöntemlerine göz atacağız.</text:p>
      <text:p text:style-name="P1"/>
      <text:p text:style-name="P1">Kitaplar için isme ve id’ye göre arama yapılabilecek.</text:p>
      <text:p text:style-name="P2"><text:span text:style-name="T1">void</text:span> <text:span text:style-name="T2">searchForBookName</text:span>();</text:p>
      <text:p text:style-name="P1">yukarıdaki fonksiyon yardımıyla boşluk bırakılmadan, büyük ve küçük harflere duyarlı bir şekilde kitap isimleri girildiği zaman tüm kitaplar taranarak o kitabın olup olmadığına bakılır. Kitap database’de yer alıyorsa kitabın bilgileri bastırılır.</text:p>
      <text:p text:style-name="P2"><text:span text:style-name="T1">void</text:span> <text:span text:style-name="T2">searchForBookID</text:span>();</text:p>
      <text:p text:style-name="P1">yukarıdaki fonksiyon yardımıyla herhangi bir kitabın ID’si girildiği zaman kitapların ID’si kontrol edilir. ID uyuşuyorsa uygun kitabın bilgileri ekrana yazdırılır. Uyuşmuyorsa uyarı verilir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23:06:54.110734401</meta:creation-date>
    <dc:date>2021-05-06T23:09:38.771847421</dc:date>
    <meta:editing-duration>PT2M45S</meta:editing-duration>
    <meta:editing-cycles>1</meta:editing-cycles>
    <meta:document-statistic meta:table-count="0" meta:image-count="0" meta:object-count="0" meta:page-count="1" meta:paragraph-count="7" meta:word-count="80" meta:character-count="654" meta:non-whitespace-character-count="581"/>
    <meta:generator>LibreOffice/6.4.6.2$Linux_X86_64 LibreOffice_project/40$Build-2</meta:generator>
  </office:meta>
</office:document-meta>
</file>